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70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3a4d2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text-underline-style="solid" style:text-underline-width="auto" style:text-underline-color="font-color" fo:font-weight="bold" style:font-name-asian="NimbusSanL-Bold" style:font-size-asian="16pt" style:font-weight-asian="bold" style:font-name-complex="Arial1" style:font-size-complex="16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text-underline-style="solid" style:text-underline-width="auto" style:text-underline-color="font-color" fo:font-weight="bold" officeooo:paragraph-rsid="002ad885" style:font-name-asian="NimbusSanL-Bold" style:font-size-asian="16pt" style:font-weight-asian="bold" style:font-name-complex="Arial1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name-asian="NimbusSanL-Regu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e3278" officeooo:paragraph-rsid="002e3278" style:font-name-asian="NimbusSanL-Regu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2f212c" officeooo:paragraph-rsid="002f212c" style:font-name-asian="NimbusSanL-Regu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27731d" officeooo:paragraph-rsid="0030c7ad" style:font-name-asian="NimbusSanL-Regu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2f212c" officeooo:paragraph-rsid="0030c7ad" style:font-name-asian="NimbusSanL-Regu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f212c" style:font-name-asian="NimbusSanL-Regu" style:font-size-asian="12pt" style:font-weight-asian="normal" style:font-name-complex="Arial1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f212c" officeooo:paragraph-rsid="0027731d" style:font-name-asian="NimbusSanL-Regu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2f212c" style:font-name-asian="NimbusSanL-Regu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3a4d22" style:font-name-asian="NimbusSanL-Regu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398369" officeooo:paragraph-rsid="00398369" style:font-name-asian="NimbusSanL-Regu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paragraph-rsid="00252050" style:font-name-asian="NimbusSanL-Regu" style:font-size-asian="12pt" style:font-weight-asian="bold" style:font-name-complex="Arial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rsid="00353a0c" style:font-name-asian="NimbusSanL-Regu" style:font-size-asian="12pt" style:font-weight-asian="bold" style:font-name-complex="Arial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169420" officeooo:paragraph-rsid="00169420" style:font-name-asian="NimbusSanL-Bold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normal" officeooo:rsid="0027731d" officeooo:paragraph-rsid="0027731d" style:font-name-asian="NimbusSanL-Regu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text-underline-style="solid" style:text-underline-width="auto" style:text-underline-color="font-color" fo:font-weight="bold" officeooo:rsid="002f212c" officeooo:paragraph-rsid="002f212c" style:font-name-asian="NimbusSanL-Regu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text-underline-style="solid" style:text-underline-width="auto" style:text-underline-color="font-color" fo:font-weight="bold" officeooo:rsid="0027731d" officeooo:paragraph-rsid="0027731d" style:font-name-asian="NimbusSanL-Regu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style:font-name-asian="NimbusSanL-Bold" style:font-size-asian="15pt" style:font-weight-asian="bold" style:font-name-complex="Arial1" style:font-size-complex="15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officeooo:paragraph-rsid="0037ca98" style:font-name-asian="NimbusSanL-Bold" style:font-size-asian="15pt" style:font-weight-asian="bold" style:font-name-complex="Arial1" style:font-size-complex="15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Nimbus Sans" fo:font-size="12pt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52271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69420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0da278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bb56f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d52eb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2210e4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36cd8f" style:font-size-asian="12pt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style:font-name-asian="NimbusSanL-Regu" style:font-size-asian="12pt" style:font-name-complex="Arial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officeooo:paragraph-rsid="003a4d22" style:font-name-asian="NimbusSanL-Regu" style:font-size-asian="12pt" style:font-name-complex="Arial1" style:font-size-complex="12pt"/>
    </style:style>
    <style:style style:name="P37" style:family="paragraph" style:parent-style-name="Standard">
      <style:text-properties style:font-name="Nimbus Sans" fo:font-size="12pt" officeooo:paragraph-rsid="000da278" style:font-size-asian="12pt" style:font-size-complex="12pt"/>
    </style:style>
    <style:style style:name="P38" style:family="paragraph" style:parent-style-name="Standard">
      <style:text-properties style:font-name="Nimbus Sans" fo:font-size="12pt" officeooo:paragraph-rsid="000e839b" style:font-size-asian="12pt" style:font-size-complex="12pt"/>
    </style:style>
    <style:style style:name="P39" style:family="paragraph" style:parent-style-name="Standard"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40" style:family="paragraph" style:parent-style-name="Standard">
      <style:text-properties fo:color="#000000" style:font-name="Nimbus Sans" fo:font-size="12pt" fo:font-weight="bold" style:font-name-asian="NimbusSanL-Regu" style:font-size-asian="12pt" style:font-weight-asian="bold" style:font-name-complex="Arial1" style:font-size-complex="12pt"/>
    </style:style>
    <style:style style:name="P4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P4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T1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2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3" style:family="text">
      <style:text-properties fo:color="#000000" style:font-name-asian="NimbusSanL-Bold" style:font-name-complex="Arial1"/>
    </style:style>
    <style:style style:name="T4" style:family="text">
      <style:text-properties fo:color="#000000" officeooo:rsid="00169420" style:font-name-asian="NimbusSanL-Bold" style:font-name-complex="Arial1"/>
    </style:style>
    <style:style style:name="T5" style:family="text">
      <style:text-properties fo:color="#000000" officeooo:rsid="001bb56f" style:font-name-asian="NimbusSanL-Bold" style:font-name-complex="Arial1"/>
    </style:style>
    <style:style style:name="T6" style:family="text">
      <style:text-properties fo:color="#000000" officeooo:rsid="00152271" style:font-name-asian="NimbusSanL-Bold" style:font-name-complex="Arial1"/>
    </style:style>
    <style:style style:name="T7" style:family="text">
      <style:text-properties fo:color="#000000" style:font-name-asian="NimbusSanL-Regu" style:font-name-complex="Arial1"/>
    </style:style>
    <style:style style:name="T8" style:family="text">
      <style:text-properties fo:color="#000000" officeooo:rsid="0012402f" style:font-name-asian="NimbusSanL-Regu" style:font-name-complex="Arial1"/>
    </style:style>
    <style:style style:name="T9" style:family="text">
      <style:text-properties fo:color="#000000" officeooo:rsid="00169420" style:font-name-asian="NimbusSanL-Regu" style:font-name-complex="Arial1"/>
    </style:style>
    <style:style style:name="T10" style:family="text">
      <style:text-properties fo:color="#000000" officeooo:rsid="000d6b7e" style:font-name-asian="NimbusSanL-Regu" style:font-name-complex="Arial1"/>
    </style:style>
    <style:style style:name="T11" style:family="text">
      <style:text-properties fo:color="#000000" officeooo:rsid="000da278" style:font-name-asian="NimbusSanL-Regu" style:font-name-complex="Arial1"/>
    </style:style>
    <style:style style:name="T12" style:family="text">
      <style:text-properties fo:color="#000000" officeooo:rsid="001bb56f" style:font-name-asian="NimbusSanL-Regu" style:font-name-complex="Arial1"/>
    </style:style>
    <style:style style:name="T13" style:family="text">
      <style:text-properties fo:color="#000000" officeooo:rsid="001ef4c8" style:font-name-asian="NimbusSanL-Regu" style:font-name-complex="Arial1"/>
    </style:style>
    <style:style style:name="T14" style:family="text">
      <style:text-properties fo:color="#000000" officeooo:rsid="000e839b" style:font-name-asian="NimbusSanL-Regu" style:font-name-complex="Arial1"/>
    </style:style>
    <style:style style:name="T15" style:family="text">
      <style:text-properties fo:color="#000000" fo:font-weight="bold" style:font-name-asian="NimbusSanL-Bold" style:font-weight-asian="bold" style:font-name-complex="Arial1"/>
    </style:style>
    <style:style style:name="T16" style:family="text">
      <style:text-properties fo:color="#000000" fo:font-weight="bold" officeooo:rsid="00152271" style:font-name-asian="NimbusSanL-Bold" style:font-weight-asian="bold" style:font-name-complex="Arial1" style:font-weight-complex="bold"/>
    </style:style>
    <style:style style:name="T17" style:family="text">
      <style:text-properties fo:color="#000000" fo:font-weight="bold" officeooo:rsid="001bb56f" style:font-name-asian="NimbusSanL-Bold" style:font-weight-asian="bold" style:font-name-complex="Arial1" style:font-weight-complex="bold"/>
    </style:style>
    <style:style style:name="T18" style:family="text">
      <style:text-properties fo:color="#000000" fo:font-weight="bold" officeooo:rsid="001f5ab0" style:font-name-asian="NimbusSanL-Bold" style:font-weight-asian="bold" style:font-name-complex="Arial1" style:font-weight-complex="bold"/>
    </style:style>
    <style:style style:name="T19" style:family="text">
      <style:text-properties fo:color="#000000" fo:font-weight="bold" officeooo:rsid="002210e4" style:font-name-asian="NimbusSanL-Bold" style:font-weight-asian="bold" style:font-name-complex="Arial1" style:font-weight-complex="bold"/>
    </style:style>
    <style:style style:name="T20" style:family="text">
      <style:text-properties fo:color="#000000" fo:font-weight="bold" officeooo:rsid="00353a0c" style:font-name-asian="NimbusSanL-Bold" style:font-weight-asian="bold" style:font-name-complex="Arial1"/>
    </style:style>
    <style:style style:name="T21" style:family="text">
      <style:text-properties fo:color="#000000" fo:font-weight="bold" style:font-name-asian="NimbusSanL-Regu" style:font-weight-asian="bold" style:font-name-complex="Arial1"/>
    </style:style>
    <style:style style:name="T22" style:family="text">
      <style:text-properties fo:color="#000000" fo:font-weight="bold" officeooo:rsid="001bb56f" style:font-name-asian="NimbusSanL-Regu" style:font-weight-asian="bold" style:font-name-complex="Arial1" style:font-weight-complex="bold"/>
    </style:style>
    <style:style style:name="T23" style:family="text">
      <style:text-properties fo:color="#000000" fo:font-weight="bold" officeooo:rsid="001f5ab0" style:font-name-asian="NimbusSanL-Regu" style:font-weight-asian="bold" style:font-name-complex="Arial1" style:font-weight-complex="bold"/>
    </style:style>
    <style:style style:name="T24" style:family="text">
      <style:text-properties fo:color="#000000" fo:font-weight="bold" officeooo:rsid="002210e4" style:font-name-asian="NimbusSanL-Regu" style:font-weight-asian="bold" style:font-name-complex="Arial1" style:font-weight-complex="bold"/>
    </style:style>
    <style:style style:name="T25" style:family="text">
      <style:text-properties fo:color="#000000" fo:font-weight="bold" officeooo:rsid="00252050" style:font-name-asian="NimbusSanL-Regu" style:font-weight-asian="bold" style:font-name-complex="Arial1" style:font-weight-complex="bold"/>
    </style:style>
    <style:style style:name="T26" style:family="text">
      <style:text-properties fo:color="#000000" fo:font-weight="bold" officeooo:rsid="0031be3f" style:font-name-asian="NimbusSanL-Regu" style:font-weight-asian="bold" style:font-name-complex="Arial1" style:font-weight-complex="bold"/>
    </style:style>
    <style:style style:name="T27" style:family="text">
      <style:text-properties fo:color="#000000" fo:font-weight="bold" officeooo:rsid="00334a99" style:font-name-asian="NimbusSanL-Regu" style:font-weight-asian="bold" style:font-name-complex="Arial1" style:font-weight-complex="bold"/>
    </style:style>
    <style:style style:name="T28" style:family="text">
      <style:text-properties fo:color="#000000" fo:font-weight="bold" officeooo:rsid="0036cd8f" style:font-name-asian="NimbusSanL-Regu" style:font-weight-asian="bold" style:font-name-complex="Arial1" style:font-weight-complex="bold"/>
    </style:style>
    <style:style style:name="T29" style:family="text">
      <style:text-properties fo:color="#000000" fo:font-weight="bold" officeooo:rsid="000e839b" style:font-name-asian="NimbusSanL-Regu" style:font-weight-asian="bold" style:font-name-complex="Arial1" style:font-weight-complex="bold"/>
    </style:style>
    <style:style style:name="T30" style:family="text">
      <style:text-properties fo:color="#000000" fo:font-weight="bold" officeooo:rsid="00353a0c" style:font-name-asian="NimbusSanL-Regu" style:font-weight-asian="bold" style:font-name-complex="Arial1"/>
    </style:style>
    <style:style style:name="T31" style:family="text">
      <style:text-properties fo:color="#000000" fo:font-weight="normal" officeooo:rsid="00152271" style:font-name-asian="NimbusSanL-Bold" style:font-weight-asian="normal" style:font-name-complex="Arial1" style:font-weight-complex="normal"/>
    </style:style>
    <style:style style:name="T32" style:family="text">
      <style:text-properties fo:color="#000000" fo:font-weight="normal" officeooo:rsid="001bb56f" style:font-name-asian="NimbusSanL-Bold" style:font-weight-asian="normal" style:font-name-complex="Arial1" style:font-weight-complex="normal"/>
    </style:style>
    <style:style style:name="T33" style:family="text">
      <style:text-properties fo:color="#000000" fo:font-weight="normal" officeooo:rsid="001d52eb" style:font-name-asian="NimbusSanL-Bold" style:font-weight-asian="normal" style:font-name-complex="Arial1" style:font-weight-complex="normal"/>
    </style:style>
    <style:style style:name="T34" style:family="text">
      <style:text-properties fo:color="#000000" fo:font-weight="normal" officeooo:rsid="001f5ab0" style:font-name-asian="NimbusSanL-Bold" style:font-weight-asian="normal" style:font-name-complex="Arial1" style:font-weight-complex="normal"/>
    </style:style>
    <style:style style:name="T35" style:family="text">
      <style:text-properties fo:color="#000000" fo:font-weight="normal" officeooo:rsid="00214ff8" style:font-name-asian="NimbusSanL-Bold" style:font-weight-asian="normal" style:font-name-complex="Arial1" style:font-weight-complex="normal"/>
    </style:style>
    <style:style style:name="T36" style:family="text">
      <style:text-properties fo:color="#000000" fo:font-weight="normal" officeooo:rsid="002210e4" style:font-name-asian="NimbusSanL-Bold" style:font-weight-asian="normal" style:font-name-complex="Arial1" style:font-weight-complex="normal"/>
    </style:style>
    <style:style style:name="T37" style:family="text">
      <style:text-properties fo:color="#000000" fo:font-weight="normal" officeooo:rsid="000da278" style:font-name-asian="NimbusSanL-Regu" style:font-weight-asian="normal" style:font-name-complex="Arial1" style:font-weight-complex="normal"/>
    </style:style>
    <style:style style:name="T38" style:family="text">
      <style:text-properties fo:color="#000000" fo:font-weight="normal" officeooo:rsid="001bb56f" style:font-name-asian="NimbusSanL-Regu" style:font-weight-asian="normal" style:font-name-complex="Arial1" style:font-weight-complex="normal"/>
    </style:style>
    <style:style style:name="T39" style:family="text">
      <style:text-properties fo:color="#000000" fo:font-weight="normal" officeooo:rsid="001f5ab0" style:font-name-asian="NimbusSanL-Regu" style:font-weight-asian="normal" style:font-name-complex="Arial1" style:font-weight-complex="normal"/>
    </style:style>
    <style:style style:name="T40" style:family="text">
      <style:text-properties fo:color="#000000" fo:font-weight="normal" officeooo:rsid="00252050" style:font-name-asian="NimbusSanL-Regu" style:font-weight-asian="normal" style:font-name-complex="Arial1" style:font-weight-complex="normal"/>
    </style:style>
    <style:style style:name="T41" style:family="text">
      <style:text-properties fo:color="#000000" fo:font-weight="normal" officeooo:rsid="0031be3f" style:font-name-asian="NimbusSanL-Regu" style:font-weight-asian="normal" style:font-name-complex="Arial1" style:font-weight-complex="normal"/>
    </style:style>
    <style:style style:name="T42" style:family="text">
      <style:text-properties fo:color="#000000" fo:font-weight="normal" officeooo:rsid="00334a99" style:font-name-asian="NimbusSanL-Regu" style:font-weight-asian="normal" style:font-name-complex="Arial1" style:font-weight-complex="normal"/>
    </style:style>
    <style:style style:name="T43" style:family="text">
      <style:text-properties fo:color="#000000" fo:font-weight="normal" officeooo:rsid="0036cd8f" style:font-name-asian="NimbusSanL-Regu" style:font-weight-asian="normal" style:font-name-complex="Arial1" style:font-weight-complex="normal"/>
    </style:style>
    <style:style style:name="T44" style:family="text">
      <style:text-properties fo:color="#000000" fo:font-weight="normal" officeooo:rsid="0027731d" style:font-name-asian="NimbusSanL-Regu" style:font-weight-asian="normal" style:font-name-complex="Arial1" style:font-weight-complex="normal"/>
    </style:style>
    <style:style style:name="T45" style:family="text">
      <style:text-properties fo:color="#000000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46" style:family="text">
      <style:text-properties fo:color="#000000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47" style:family="text">
      <style:text-properties fo:color="#000000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48" style:family="text">
      <style:text-properties fo:color="#000000" style:font-name="Nimbus Sans L" fo:font-size="12pt" fo:font-weight="normal" officeooo:rsid="002a670e" style:font-name-asian="NimbusSanL-Regu" style:font-size-asian="12pt" style:font-weight-asian="normal" style:font-name-complex="Arial1" style:font-size-complex="12pt" style:font-weight-complex="normal"/>
    </style:style>
    <style:style style:name="T49" style:family="text">
      <style:text-properties fo:font-weight="bold" officeooo:rsid="00353a0c" style:font-weight-asian="bold" style:font-weight-complex="bold"/>
    </style:style>
    <style:style style:name="T50" style:family="text">
      <style:text-properties officeooo:rsid="000fd1ac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f212c" style:font-weight-asian="normal" style:font-weight-complex="normal"/>
    </style:style>
    <style:style style:name="T53" style:family="text">
      <style:text-properties fo:font-weight="normal" officeooo:rsid="002e6802" style:font-weight-asian="normal" style:font-weight-complex="normal"/>
    </style:style>
    <style:style style:name="T54" style:family="text">
      <style:text-properties fo:font-weight="normal" officeooo:rsid="002e3278" style:font-weight-asian="normal" style:font-weight-complex="normal"/>
    </style:style>
    <style:style style:name="T55" style:family="text">
      <style:text-properties fo:font-weight="normal" officeooo:rsid="001f5ab0" style:font-name-asian="NimbusSanL-Bold" style:font-weight-asian="normal" style:font-weight-complex="normal"/>
    </style:style>
    <style:style style:name="T56" style:family="text">
      <style:text-properties fo:font-weight="normal" officeooo:rsid="002210e4" style:font-name-asian="NimbusSanL-Bold" style:font-weight-asian="normal" style:font-weight-complex="normal"/>
    </style:style>
    <style:style style:name="T57" style:family="text">
      <style:text-properties fo:font-weight="normal" officeooo:rsid="00228246" style:font-name-asian="NimbusSanL-Bold" style:font-weight-asian="normal" style:font-weight-complex="normal"/>
    </style:style>
    <style:style style:name="T58" style:family="text">
      <style:text-properties officeooo:rsid="001a7b9e"/>
    </style:style>
    <style:style style:name="T59" style:family="text">
      <style:text-properties officeooo:rsid="001bb56f"/>
    </style:style>
    <style:style style:name="T60" style:family="text">
      <style:text-properties style:font-name="Nimbus Sans" fo:font-size="12pt" style:font-name-asian="NimbusSanL-Regu" style:font-size-asian="12pt" style:font-name-complex="Arial1" style:font-size-complex="12pt"/>
    </style:style>
    <style:style style:name="T61" style:family="text">
      <style:text-properties officeooo:rsid="00243626"/>
    </style:style>
    <style:style style:name="T62" style:family="text">
      <style:text-properties officeooo:rsid="00252050"/>
    </style:style>
    <style:style style:name="T63" style:family="text">
      <style:text-properties officeooo:rsid="0027731d"/>
    </style:style>
    <style:style style:name="T64" style:family="text">
      <style:text-properties officeooo:rsid="002e3278"/>
    </style:style>
    <style:style style:name="T65" style:family="text">
      <style:text-properties officeooo:rsid="002f212c"/>
    </style:style>
    <style:style style:name="T66" style:family="text">
      <style:text-properties officeooo:rsid="00353a0c"/>
    </style:style>
    <style:style style:name="T67" style:family="text">
      <style:text-properties officeooo:rsid="0037ca98"/>
    </style:style>
    <style:style style:name="T68" style:family="text">
      <style:text-properties officeooo:rsid="004c94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title>Illaroo to Wooli (Part of Yuraygir Coastal Walk) – V1.0</text:title></text:p>
      <text:p text:style-name="P14"><text:span text:style-name="T50">Original - </text:span>Michael Luxton – November 2016<text:line-break/><text:span text:style-name="T50">Updated – Phil Shepherd – July 2018</text:span><text:line-break/></text:p>
      <text:p text:style-name="P1"><text:span text:style-name="T1">MAP: <text:tab/><text:tab/><text:tab/></text:span><text:span text:style-name="T2">Bare Point - 9538-2N</text:span></text:p>
      <text:p text:style-name="P2"><text:span text:style-name="T45">Grid Ref Zone:<text:tab/></text:span><text:span text:style-name="T46">MGRS </text:span><text:span text:style-name="T47">56JNN </text:span><text:span text:style-name="T48">(</text:span><text:span text:style-name="T47">56JN</text:span><text:span text:style-name="T48">M south of Wilson’s Head)</text:span></text:p>
      <text:p text:style-name="P11"/>
      <text:p text:style-name="P5">Award Scheme</text:p>
      <text:p text:style-name="P7"><text:span text:style-name="T52">Grey Wolf - </text:span><text:span text:style-name="T51">Illaroo </text:span><text:span text:style-name="T53">South </text:span><text:span text:style-name="T51">to</text:span><text:span text:style-name="T53"> </text:span><text:span text:style-name="T52">North End of </text:span><text:span text:style-name="T53">Minnie Waters Back Beach – </text:span><text:span text:style-name="T52">3Km</text:span></text:p>
      <text:p text:style-name="P8"><text:span text:style-name="T52">C</text:span><text:span text:style-name="T51">ub Hike - <text:s/></text:span><text:span text:style-name="T54">Illaroo </text:span><text:span text:style-name="T53">South </text:span><text:span text:style-name="T51">to Diggers Camp- 7Km</text:span></text:p>
      <text:p text:style-name="P12">Red Cord - Illaroo North to Wilsons Head – 10km </text:p>
      <text:p text:style-name="P13">Blue Cord - Illaroo North to Wooli - 17km</text:p>
      <text:p text:style-name="P6"/>
      <text:p text:style-name="P4">Summary</text:p>
      <text:p text:style-name="P15">Th<text:span text:style-name="T65">is part of the </text:span>Yuraygir Coastal Walk offers a variety of suitable hikes <text:span text:style-name="T65">for Cubs and Scouts.</text:span>.</text:p>
      <text:p text:style-name="P15">Best to walk from the North to the South so that the sun is on your back.</text:p>
      <text:p text:style-name="P18">The headland walking is safe with no significantly exposed sections. <text:s/>Lots of tracks make navigation interesting.<text:line-break/>Beware of incoming tides, especially if walking below headlands at Rocky Point and Diggers Camp.</text:p>
      <text:p text:style-name="P17"><text:span text:style-name="T58">Payment</text:span> required for entry and camping within National Park.</text:p>
      <text:p text:style-name="P17"><text:span text:style-name="T58">Additional </text:span>Walk Information:</text:p>
      <text:p text:style-name="P3"><text:a xlink:type="simple" xlink:href="http://www.nationalparks.nsw.gov.au/things-to-do/walking-tracks/yuraygir-coastal-walk" text:style-name="Internet_20_link" text:visited-style-name="Visited_20_Internet_20_Link"><text:span text:style-name="T60">http://www.nationalparks.nsw.gov.au/things-to-do/walking-tracks/yuraygir-coastal-walk</text:span></text:a></text:p>
      <text:p text:style-name="P36"/>
      <text:p text:style-name="P23">Blue Cord Hike Summary</text:p>
      <text:p text:style-name="P16"><text:span text:style-name="T65">A</text:span> testing hike with combination of formed track and headland track finishing with beach hike. <text:s/>Minor navigation skills required.</text:p>
      <text:p text:style-name="P15">This particular hike is a good example of a supported hike requiring good planning for emergency purposes, with great opportunities to test the Scouts.</text:p>
      <text:p text:style-name="P15">Starting at Illaroo North provides opportunity to maximise number of kilometres <text:s/>– variation to starting points can occur.</text:p>
      <text:p text:style-name="P15">Check tide times for midday preferable low tide.</text:p>
      <text:p text:style-name="P35"/>
      <text:p text:style-name="P26">Day 1 – <text:span text:style-name="T63">Blue Cord </text:span><text:s/>-Illaroo North to Boorkoom Camp – <text:span text:style-name="T61">8.5Km</text:span></text:p>
      <text:p text:style-name="P9"><text:tab/><text:span text:style-name="T65">Grey Wolf - Illaroo South to North End of Minnie Waters Back Beach – 3Km</text:span></text:p>
      <text:p text:style-name="P10"><text:tab/>Cub Hike - <text:s/><text:span text:style-name="T64">Illaroo South </text:span>to Diggers Camp- 7Km</text:p>
      <text:p text:style-name="P10"><text:tab/>Red Cord - Illaroo North to Wilsons Head – 10km </text:p>
      <text:p text:style-name="P27"><text:span text:style-name="T3">• </text:span><text:span text:style-name="T7">Start 10am – Illaroo North Camping Area (281</text:span><text:span text:style-name="T8">6</text:span><text:span text:style-name="T7"> 08</text:span><text:span text:style-name="T8">06</text:span><text:span text:style-name="T7">) off Minnie Water Road, dirt track</text:span></text:p>
      <text:p text:style-name="P27"><text:span text:style-name="T7"><text:tab/></text:span><text:span text:style-name="T26">Alternative for Cubs – </text:span><text:span text:style-name="T41">Start at southern end of Illaroo South Camping Area (2829 0785)</text:span></text:p>
      <text:p text:style-name="P28"><text:span text:style-name="T3">• </text:span><text:span text:style-name="T6">There is a junction at (2833 0780) where you can choose to:<text:line-break/><text:tab/>- </text:span><text:span text:style-name="T16">either<text:tab/></text:span><text:span text:style-name="T6">walk up some steps, and take the more interesting route along the headlands <text:tab/><text:tab/><text:tab/>and on to the beach at (2864 0719)</text:span></text:p>
      <text:p text:style-name="P28"><text:span text:style-name="T6"><text:tab/>- </text:span><text:span text:style-name="T16">or <text:tab/><text:tab/></text:span><text:span text:style-name="T31">take the direct easy route which eventually passes the shop at <text:s/>(2853 0677) <text:tab/><text:tab/><text:tab/>before heading on to the beach</text:span></text:p>
      <text:p text:style-name="P29"><text:span text:style-name="T3">• </text:span><text:span text:style-name="T4">It is best to leave the beach via the white staircase at (2872 0653), and then skirt along the headlands. </text:span><text:span text:style-name="T5">This avoids the excessive car activity along this section of the beach.</text:span></text:p>
      <text:p text:style-name="P21">• Toilet and drinking water is available at (2905 0596) just before you enter the tracks along Tree Point h<text:span text:style-name="T59">ea</text:span>dland.</text:p>
      <text:p text:style-name="P29"><text:span text:style-name="T4">• </text:span><text:span text:style-name="T7">lunch </text:span><text:span text:style-name="T9">at </text:span><text:span text:style-name="T7">12pm near </text:span><text:span text:style-name="T12">Minnie </text:span><text:span text:style-name="T7">Back Beach stairs (287</text:span><text:span text:style-name="T9">2</text:span><text:span text:style-name="T7"> 052</text:span><text:span text:style-name="T9">9</text:span><text:span text:style-name="T7">)</text:span></text:p>
      <text:p text:style-name="P29"><text:span text:style-name="T7"><text:tab/></text:span><text:span text:style-name="T26">End of Grey Wolf hike – </text:span><text:span text:style-name="T41">car park very close to stop of stairs</text:span></text:p>
      <text:p text:style-name="P31"><text:span text:style-name="T3">• </text:span><text:span text:style-name="T7">beach walk south along </text:span><text:span text:style-name="T10">Minnies </text:span><text:span text:style-name="T7">Back Beach.<text:line-break/><text:tab/></text:span><text:span text:style-name="T22">Alternative<text:tab/></text:span><text:span text:style-name="T38">Head inland to the Minnie Back Beach Trail. <text:s/>Not significantly further, but reduces <text:tab/><text:tab/><text:tab/>the amount of tedious beach walking.</text:span></text:p>
      <text:p text:style-name="P32"><text:soft-page-break/><text:span text:style-name="T32">• </text:span><text:span text:style-name="T17">DANGER</text:span><text:span text:style-name="T32"> - If the tide is incoming it is dangerous to continue on the beach round the Diggers Camp headlands (2789 0245). <text:s/></text:span><text:span text:style-name="T33">Safer to take the inland route marked by the Sanctury Sign at (2772 0263). <text:s/>Note that the start of track at the Sanctury Sign is not particularly obvious, but as soon as you are at the top of the dune, there is a very obvious, four wheel drive track.</text:span></text:p>
      <text:p text:style-name="P27"><text:span text:style-name="T3">• </text:span><text:span text:style-name="T7">Walk to camp at Boorkoom Campground (281</text:span><text:span text:style-name="T13">8</text:span><text:span text:style-name="T7"> 011</text:span><text:span text:style-name="T13">2</text:span><text:span text:style-name="T7">) south of Diggers Camp at 4pm.</text:span><text:span text:style-name="T37">(as of 2018 camp caretakers, Annette and Tony are very friendly and can be contacted on 0447 497 097 in emergencies)</text:span></text:p>
      <text:p text:style-name="P27"><text:span text:style-name="T37"><text:tab/></text:span><text:span text:style-name="T27">End of Cub Hike – </text:span><text:span text:style-name="T42">Best pickup is at Diggers Camp (2799 0165)</text:span></text:p>
      <text:p text:style-name="P27"><text:span text:style-name="T15">• </text:span><text:span text:style-name="T20">For Blue Cord Hike </text:span><text:span text:style-name="T21">Need to plan water drop </text:span><text:span text:style-name="T30">at Boorkoom</text:span></text:p>
      <text:p text:style-name="P20"/>
      <text:p text:style-name="P22"><text:tab/><text:span text:style-name="T49">Red Cord Hike - </text:span><text:span text:style-name="T66"><text:s/></text:span>follow Day 2 instructions but <text:span text:style-name="T66">to </text:span>Wilsons Headland Carpark (2753 0022)</text:p>
      <text:p text:style-name="P22"/>
      <text:p text:style-name="P24"/>
      <text:p text:style-name="P25">Day 2 – <text:span text:style-name="T67">Blue Cord - </text:span>Boorkoom Camping Area to Wooli River - <text:span text:style-name="T61">8.5Km</text:span></text:p>
      <text:p text:style-name="P27"><text:span text:style-name="T3">• Start 8am - </text:span><text:span text:style-name="T7">easy graded walk along Bare Point – some navigation required through numerous tracks</text:span></text:p>
      <text:p text:style-name="P27"><text:span text:style-name="T3">• </text:span><text:span text:style-name="T7">stairs to beach at Wilsons Headland (27</text:span><text:span text:style-name="T13">69</text:span><text:span text:style-name="T7"> </text:span><text:span text:style-name="T13">0006</text:span><text:span text:style-name="T7">) – possible morning tea rest stop</text:span></text:p>
      <text:p text:style-name="P34"><text:span text:style-name="T7"><text:tab/></text:span><text:span text:style-name="T28">End of Red Cord Hike – </text:span><text:span text:style-name="T43">Head west to </text:span><text:span text:style-name="T44">Wilsons Headland Carpark (2753 00</text:span><text:span text:style-name="T43">22)</text:span></text:p>
      <text:p text:style-name="P30"><text:span text:style-name="T3">• </text:span><text:span text:style-name="T7">then beach walk for remainder – past Wooli village along South Terrace</text:span></text:p>
      <text:p text:style-name="P37"><text:span text:style-name="T3">• </text:span><text:span text:style-name="T7">Arrive at Wooli Marine Rescue Tower </text:span><text:span text:style-name="T11">(or at the Rock Wall) </text:span><text:span text:style-name="T7">near Wooli River entrance (257 937)<text:line-break/>Transport pick up ETA 1pm</text:span></text:p>
      <text:p text:style-name="P33"><text:span text:style-name="T7"><text:tab/></text:span><text:span text:style-name="T23">Alternative </text:span><text:span text:style-name="T24">to walking along Wooli Beach </text:span><text:span text:style-name="T25">(9km </text:span><text:span text:style-name="T40">to 2612 9727</text:span><text:span text:style-name="T25">)</text:span><text:span text:style-name="T23">:<text:line-break/><text:tab/><text:tab/></text:span><text:span text:style-name="T18">• </text:span><text:span text:style-name="T39">Head Inland up 4 wheel drive track at (2732 9972)</text:span></text:p>
      <text:p text:style-name="P33"><text:span text:style-name="T39"><text:tab/><text:tab/></text:span><text:span text:style-name="T34">• After 1km meet the main dirt road at (2681 0043)</text:span></text:p>
      <text:p text:style-name="P33"><text:span text:style-name="T34"><text:tab/><text:tab/>• Follow the </text:span><text:span text:style-name="T36">main</text:span><text:span text:style-name="T34"> dirt road west for 0.5km </text:span><text:span text:style-name="T36">(</text:span><text:span text:style-name="T19">beware</text:span><text:span text:style-name="T36"> of cars) </text:span><text:span text:style-name="T34">to </text:span><text:span text:style-name="T36">t</text:span><text:span text:style-name="T35">he Faulkners Trail </text:span><text:span text:style-name="T36">which <text:tab/><text:tab/> <text:s/>heads </text:span><text:span text:style-name="T34">south at (2636 0035)</text:span></text:p>
      <text:p text:style-name="P33"><text:span text:style-name="T34"><text:tab/><text:tab/>• </text:span><text:span text:style-name="T36">After 2.5Km the Faulkners Trail meets the main road at (2490 9894).Head South East <text:tab/><text:tab/> <text:s/>along the very straight Powerline Trail</text:span></text:p>
      <text:p text:style-name="P19"><text:span text:style-name="T55"><text:tab/><text:tab/>• </text:span><text:span text:style-name="T56">Once the Powerline Trail gets to Wooli there’s a number of tracks. <text:s/>Most logical pick up <text:tab/><text:tab/> <text:s/>point is where the tracks meet the beach at (2612 9727). <text:s/></text:span><text:span text:style-name="T57">This is about 9km walking <text:tab/><text:tab/> <text:s/>from Boorkoom campsite</text:span><text:span text:style-name="T55"><text:line-break/></text:span></text:p>
      <text:p text:style-name="P19">Escape routes</text:p>
      <text:p text:style-name="P39">Villages of Minnie Water, Diggers Camp and Wooli have <text:span text:style-name="T62">multiple </text:span>access points for extraction if required</text:p>
      <text:p text:style-name="P40">Mobile phone reception</text:p>
      <text:p text:style-name="P39">Minnie Water – limited – works on headlands ok<text:line-break/>Wooli – good</text:p>
      <text:p text:style-name="P38"><text:span text:style-name="T29">Contacts:</text:span><text:span text:style-name="T14"><text:line-break/></text:span><text:span text:style-name="T29">National parks, marine parks and forests</text:span><text:span text:style-name="T14"> 02 6641 1500<text:line-break/><text:tab/>Dave Redman | Ranger | North Coast Branch 02 6641 1524, 0457 605 862<text:line-break/></text:span><text:span text:style-name="T29">Police (Wooli)</text:span><text:span text:style-name="T14"> – NOT 24 hour Cnr Main Street and Ollen Close, WOOLI 2462, 02 6649 7055<text:line-break/></text:span><text:span text:style-name="T29">Police (Grafton) </text:span><text:span text:style-name="T14">– 24 hour 5 Duke St, Grafton NSW 2460, 02 6642 0222<text:line-break/></text:span><text:span text:style-name="T29">Hospital (Grafton)</text:span><text:span text:style-name="T14"> – 24 hour Emergency, 184 Arthur St, Grafton NSW 2460 - 02 6640 22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Illaroo to Wooli (Part of Yuraygir Coastal Walk)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52</meta:editing-cycles>
    <meta:creation-date>2018-05-28T00:23:00</meta:creation-date>
    <dc:date>2018-08-15T16:48:45.297481506</dc:date>
    <meta:editing-duration>PT16H2M38S</meta:editing-duration>
    <meta:generator>LibreOffice/6.0.5.2$Linux_X86_64 LibreOffice_project/00$Build-2</meta:generator>
    <dc:title>Illaroo to Wooli (Part of Yuraygir Coastal Walk) – V1.0</dc:title>
    <meta:document-statistic meta:table-count="0" meta:image-count="0" meta:object-count="0" meta:page-count="2" meta:paragraph-count="56" meta:word-count="919" meta:character-count="5308" meta:non-whitespace-character-count="4347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